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 fo:font-size="16.1000003814697pt" fo:font-weight="bold" officeooo:rsid="0015b819" officeooo:paragraph-rsid="0015b81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" style:family="paragraph" style:parent-style-name="Standard">
      <style:text-properties officeooo:rsid="0015b819" officeooo:paragraph-rsid="0015b819"/>
    </style:style>
    <style:style style:name="P3" style:family="paragraph" style:parent-style-name="Standard">
      <style:text-properties officeooo:paragraph-rsid="0015b819"/>
    </style:style>
    <style:style style:name="T1" style:family="text">
      <style:text-properties officeooo:rsid="0015b8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ess report</text:h>
      <text:p text:style-name="P2"/>
      <text:h text:style-name="Heading_20_2" text:outline-level="2">Project scope update</text:h>
      <text:p text:style-name="P2">&lt;describe if anything changed since you started working on the project&gt;</text:p>
      <text:p text:style-name="P2"/>
      <text:h text:style-name="Heading_20_2" text:outline-level="2">Data sources</text:h>
      <text:p text:style-name="P2">&lt;Describe data obtained in your python code&gt;</text:p>
      <text:p text:style-name="P2"/>
      <text:p text:style-name="P2">&lt;Describe API you used&gt;</text:p>
      <text:p text:style-name="P2"/>
      <text:h text:style-name="P1" text:outline-level="2">Issues / difficulties </text:h>
      <text:p text:style-name="P3"><text:span text:style-name="T1">&lt;Describe any issues you faced so far or what potential issues you expect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04T10:32:51.273123343</meta:creation-date>
    <dc:date>2025-11-04T10:37:27.735169851</dc:date>
    <meta:editing-duration>PT4M36S</meta:editing-duration>
    <meta:editing-cycles>1</meta:editing-cycles>
    <meta:document-statistic meta:table-count="0" meta:image-count="0" meta:object-count="0" meta:page-count="1" meta:paragraph-count="8" meta:word-count="45" meta:character-count="281" meta:non-whitespace-character-count="243"/>
    <meta:generator>LibreOffice/6.4.7.2$Linux_X86_64 LibreOffice_project/40$Build-2</meta:generator>
  </office:meta>
</office:document-meta>
</file>